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3e8f" officeooo:paragraph-rsid="00193e8f"/>
    </style:style>
    <style:style style:name="P2" style:family="paragraph" style:parent-style-name="Standard">
      <style:text-properties officeooo:rsid="0019f19c" officeooo:paragraph-rsid="0019f19c"/>
    </style:style>
    <style:style style:name="P3" style:family="paragraph" style:parent-style-name="Standard">
      <style:text-properties style:text-underline-style="solid" style:text-underline-width="auto" style:text-underline-color="font-color" officeooo:rsid="001b54f0" officeooo:paragraph-rsid="001b54f0"/>
    </style:style>
    <style:style style:name="P4" style:family="paragraph" style:parent-style-name="Standard">
      <style:text-properties officeooo:rsid="0019f19c" officeooo:paragraph-rsid="0019f19c"/>
    </style:style>
    <style:style style:name="P5" style:family="paragraph" style:parent-style-name="Standard">
      <style:text-properties officeooo:rsid="001e8778" officeooo:paragraph-rsid="001e8778"/>
    </style:style>
    <style:style style:name="T1" style:family="text">
      <style:text-properties officeooo:rsid="002049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i diccionario <text:span text:style-name="Strong_20_Emphasis">html</text:span></text:p>
      <text:p text:style-name="P1"/>
      <text:p text:style-name="P1">&lt;p&gt;&lt;/p&gt;parrafo</text:p>
      <text:p text:style-name="P1">&lt;h&gt;&lt;/h&gt;titulo</text:p>
      <text:p text:style-name="P1">&lt;strong&gt;&lt;/strong&gt;negrita</text:p>
      <text:p text:style-name="P1">&lt;em&gt;&lt;/em&gt; cursiva</text:p>
      <text:p text:style-name="P2">&lt;ul&gt;&lt;/ul&gt; lista sin orden</text:p>
      <text:p text:style-name="P2">&lt;ol&gt;&lt;/ol&gt;lista ordenada </text:p>
      <text:p text:style-name="P2">&lt;li&gt;&lt;/li&gt; son los elementos de la lista</text:p>
      <text:p text:style-name="P5">&lt;a <text:span text:style-name="T1">href</text:span>&gt; hipervínculos </text:p>
      <text:p text:style-name="P5">interno</text:p>
      <text:p text:style-name="P5"><text:tab/>pag</text:p>
      <text:p text:style-name="P5"><text:tab/>site</text:p>
      <text:p text:style-name="P5"/>
      <text:p text:style-name="P5">externo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23T12:59:51.699584639</meta:creation-date>
    <dc:date>2025-09-24T11:12:40.602172097</dc:date>
    <meta:editing-duration>PT43M2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28" meta:character-count="221" meta:non-whitespace-character-count="202"/>
  </office:meta>
</office:document-meta>
</file>